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b3d" officeooo:paragraph-rsid="000a0b3d"/>
    </style:style>
    <style:style style:name="P2" style:family="paragraph" style:parent-style-name="Standard">
      <style:text-properties officeooo:rsid="000a0b3d" officeooo:paragraph-rsid="000f5e4a"/>
    </style:style>
    <style:style style:name="P3" style:family="paragraph" style:parent-style-name="Standard">
      <style:text-properties officeooo:rsid="000a0b3d" officeooo:paragraph-rsid="00113ea5"/>
    </style:style>
    <style:style style:name="P4" style:family="paragraph" style:parent-style-name="Standard">
      <style:text-properties officeooo:rsid="000a0b3d" officeooo:paragraph-rsid="00169613"/>
    </style:style>
    <style:style style:name="P5" style:family="paragraph" style:parent-style-name="Standard">
      <style:text-properties officeooo:rsid="000a0b3d" officeooo:paragraph-rsid="0017f4e3"/>
    </style:style>
    <style:style style:name="P6" style:family="paragraph" style:parent-style-name="Standard">
      <style:text-properties officeooo:rsid="000a0b3d" officeooo:paragraph-rsid="001beeca"/>
    </style:style>
    <style:style style:name="P7" style:family="paragraph" style:parent-style-name="Standard">
      <style:text-properties officeooo:rsid="000a0b3d" officeooo:paragraph-rsid="001d9208"/>
    </style:style>
    <style:style style:name="P8" style:family="paragraph" style:parent-style-name="Standard">
      <style:text-properties officeooo:rsid="000becf1" officeooo:paragraph-rsid="000becf1"/>
    </style:style>
    <style:style style:name="P9" style:family="paragraph" style:parent-style-name="Standard">
      <style:text-properties officeooo:rsid="000becf1" officeooo:paragraph-rsid="000f5e4a"/>
    </style:style>
    <style:style style:name="P10" style:family="paragraph" style:parent-style-name="Standard">
      <style:text-properties officeooo:rsid="000becf1" officeooo:paragraph-rsid="00113ea5"/>
    </style:style>
    <style:style style:name="P11" style:family="paragraph" style:parent-style-name="Standard">
      <style:text-properties officeooo:rsid="000becf1" officeooo:paragraph-rsid="00169613"/>
    </style:style>
    <style:style style:name="P12" style:family="paragraph" style:parent-style-name="Standard">
      <style:text-properties officeooo:rsid="000becf1" officeooo:paragraph-rsid="0017f4e3"/>
    </style:style>
    <style:style style:name="P13" style:family="paragraph" style:parent-style-name="Standard">
      <style:text-properties officeooo:rsid="000becf1" officeooo:paragraph-rsid="001beeca"/>
    </style:style>
    <style:style style:name="P14" style:family="paragraph" style:parent-style-name="Standard">
      <style:text-properties officeooo:rsid="000becf1" officeooo:paragraph-rsid="001d9208"/>
    </style:style>
    <style:style style:name="P15" style:family="paragraph" style:parent-style-name="Standard">
      <style:text-properties officeooo:rsid="000dd870" officeooo:paragraph-rsid="000dd870"/>
    </style:style>
    <style:style style:name="P16" style:family="paragraph" style:parent-style-name="Standard">
      <style:text-properties officeooo:rsid="000dd870" officeooo:paragraph-rsid="000f5e4a"/>
    </style:style>
    <style:style style:name="P17" style:family="paragraph" style:parent-style-name="Standard">
      <style:text-properties officeooo:rsid="000dd870" officeooo:paragraph-rsid="00113ea5"/>
    </style:style>
    <style:style style:name="P18" style:family="paragraph" style:parent-style-name="Standard">
      <style:text-properties officeooo:rsid="000dd870" officeooo:paragraph-rsid="00169613"/>
    </style:style>
    <style:style style:name="P19" style:family="paragraph" style:parent-style-name="Standard">
      <style:text-properties officeooo:rsid="000dd870" officeooo:paragraph-rsid="0017f4e3"/>
    </style:style>
    <style:style style:name="P20" style:family="paragraph" style:parent-style-name="Standard">
      <style:text-properties officeooo:rsid="000dd870" officeooo:paragraph-rsid="001beeca"/>
    </style:style>
    <style:style style:name="P21" style:family="paragraph" style:parent-style-name="Standard">
      <style:text-properties officeooo:rsid="000dd870" officeooo:paragraph-rsid="001d9208"/>
    </style:style>
    <style:style style:name="P22" style:family="paragraph" style:parent-style-name="Standard">
      <style:text-properties officeooo:rsid="000eddf3" officeooo:paragraph-rsid="000eddf3"/>
    </style:style>
    <style:style style:name="P23" style:family="paragraph" style:parent-style-name="Standard">
      <style:text-properties officeooo:rsid="000eddf3" officeooo:paragraph-rsid="000f5e4a"/>
    </style:style>
    <style:style style:name="P24" style:family="paragraph" style:parent-style-name="Standard">
      <style:text-properties officeooo:rsid="000eddf3" officeooo:paragraph-rsid="00113ea5"/>
    </style:style>
    <style:style style:name="P25" style:family="paragraph" style:parent-style-name="Standard">
      <style:text-properties officeooo:rsid="000eddf3" officeooo:paragraph-rsid="00169613"/>
    </style:style>
    <style:style style:name="P26" style:family="paragraph" style:parent-style-name="Standard">
      <style:text-properties officeooo:rsid="000eddf3" officeooo:paragraph-rsid="0017f4e3"/>
    </style:style>
    <style:style style:name="P27" style:family="paragraph" style:parent-style-name="Standard">
      <style:text-properties officeooo:rsid="000eddf3" officeooo:paragraph-rsid="001beeca"/>
    </style:style>
    <style:style style:name="P28" style:family="paragraph" style:parent-style-name="Standard">
      <style:text-properties officeooo:rsid="000eddf3" officeooo:paragraph-rsid="001d9208"/>
    </style:style>
    <style:style style:name="P29" style:family="paragraph" style:parent-style-name="Standard">
      <style:text-properties officeooo:rsid="000f5e4a" officeooo:paragraph-rsid="000f5e4a"/>
    </style:style>
    <style:style style:name="P30" style:family="paragraph" style:parent-style-name="Standard">
      <style:text-properties officeooo:rsid="000f5e4a" officeooo:paragraph-rsid="00113ea5"/>
    </style:style>
    <style:style style:name="P31" style:family="paragraph" style:parent-style-name="Standard">
      <style:text-properties officeooo:rsid="000f5e4a" officeooo:paragraph-rsid="00169613"/>
    </style:style>
    <style:style style:name="P32" style:family="paragraph" style:parent-style-name="Standard">
      <style:text-properties officeooo:rsid="000f5e4a" officeooo:paragraph-rsid="0017f4e3"/>
    </style:style>
    <style:style style:name="P33" style:family="paragraph" style:parent-style-name="Standard">
      <style:text-properties officeooo:rsid="000f5e4a" officeooo:paragraph-rsid="001beeca"/>
    </style:style>
    <style:style style:name="P34" style:family="paragraph" style:parent-style-name="Standard">
      <style:text-properties officeooo:rsid="001d9208" officeooo:paragraph-rsid="001d9208"/>
    </style:style>
    <style:style style:name="P35" style:family="paragraph" style:parent-style-name="Standard">
      <style:text-properties officeooo:rsid="000dd870" officeooo:paragraph-rsid="001beeca"/>
    </style:style>
    <style:style style:name="T1" style:family="text">
      <style:text-properties officeooo:rsid="000becf1"/>
    </style:style>
    <style:style style:name="T2" style:family="text">
      <style:text-properties officeooo:rsid="000f5e4a"/>
    </style:style>
    <style:style style:name="T3" style:family="text">
      <style:text-properties officeooo:rsid="0010d4cc"/>
    </style:style>
    <style:style style:name="T4" style:family="text">
      <style:text-properties officeooo:rsid="00113ea5"/>
    </style:style>
    <style:style style:name="T5" style:family="text">
      <style:text-properties officeooo:rsid="00131972"/>
    </style:style>
    <style:style style:name="T6" style:family="text">
      <style:text-properties officeooo:rsid="00169613"/>
    </style:style>
    <style:style style:name="T7" style:family="text">
      <style:text-properties officeooo:rsid="0017f4e3"/>
    </style:style>
    <style:style style:name="T8" style:family="text">
      <style:text-properties officeooo:rsid="00182dc5"/>
    </style:style>
    <style:style style:name="T9" style:family="text">
      <style:text-properties officeooo:rsid="00199ddd"/>
    </style:style>
    <style:style style:name="T10" style:family="text">
      <style:text-properties officeooo:rsid="001adcc5"/>
    </style:style>
    <style:style style:name="T11" style:family="text">
      <style:text-properties officeooo:rsid="001beeca"/>
    </style:style>
    <style:style style:name="T12" style:family="text">
      <style:text-properties officeooo:rsid="001d9208"/>
    </style:style>
    <style:style style:name="T13" style:family="text">
      <style:text-properties officeooo:rsid="001f5780"/>
    </style:style>
    <style:style style:name="T14" style:family="text">
      <style:text-properties officeooo:rsid="001fbc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holesky ; tol 1e-4</text:p>
      <text:p text:style-name="P1"/>
      <text:p text:style-name="P1">Niv raff<text:span text:style-name="T1">inage : 3</text:span></text:p>
      <text:p text:style-name="P8">Taille du problème : 8625</text:p>
      <text:p text:style-name="P8">Nb iterations : 8</text:p>
      <text:p text:style-name="P15">Elapsed time pour la construction du préconditionneur : 3.208510e-01s</text:p>
      <text:p text:style-name="P22">Elapsed time pour la résolution : 1.743600e-02 s</text:p>
      <text:p text:style-name="P22">Elapsed time : 3.382870e-01 s</text:p>
      <text:p text:style-name="P22"/>
      <text:p text:style-name="P2">Niv raff<text:span text:style-name="T1">inage : </text:span><text:span text:style-name="T2">2</text:span></text:p>
      <text:p text:style-name="P9">Taille du problème : <text:span text:style-name="T2">2201</text:span></text:p>
      <text:p text:style-name="P9">Nb iterations : <text:span text:style-name="T2">5</text:span></text:p>
      <text:p text:style-name="P16">Elapsed time pour la construction du préconditionneur : <text:span text:style-name="T2">4.05220</text:span>e-0<text:span text:style-name="T2">2</text:span>s</text:p>
      <text:p text:style-name="P23">Elapsed time pour la résolution : <text:span text:style-name="T2">2.208000</text:span>e-0<text:span text:style-name="T2">3</text:span> s</text:p>
      <text:p text:style-name="P23">Elapsed time : <text:span text:style-name="T2">4</text:span>.<text:span text:style-name="T2">2373000</text:span>e-0<text:span text:style-name="T2">2</text:span> s</text:p>
      <text:p text:style-name="P23"/>
      <text:p text:style-name="P2">Niv raff<text:span text:style-name="T1">inage : </text:span><text:span text:style-name="T2">1</text:span></text:p>
      <text:p text:style-name="P9">Taille du problème : <text:span text:style-name="T2">573</text:span></text:p>
      <text:p text:style-name="P9">Nb iterations : <text:span text:style-name="T2">4</text:span></text:p>
      <text:p text:style-name="P16">Elapsed time pour la construction du préconditionneur : <text:span text:style-name="T2">4.501000</text:span>-0<text:span text:style-name="T2">3</text:span>s</text:p>
      <text:p text:style-name="P23">Elapsed time pour la résolution : <text:span text:style-name="T2">5.720000</text:span>e-0<text:span text:style-name="T2">4</text:span> s</text:p>
      <text:p text:style-name="P23">Elapsed time : <text:span text:style-name="T2">5</text:span>.<text:span text:style-name="T2">073000</text:span>e-0<text:span text:style-name="T2">3</text:span> s</text:p>
      <text:p text:style-name="P23"/>
      <text:p text:style-name="P2">Niv raff<text:span text:style-name="T1">inage : </text:span><text:span text:style-name="T2">0</text:span></text:p>
      <text:p text:style-name="P9">Taille du problème : <text:span text:style-name="T2">155</text:span></text:p>
      <text:p text:style-name="P9">Nb iterations : <text:span text:style-name="T3">3</text:span></text:p>
      <text:p text:style-name="P16">Elapsed time pour la construction du préconditionneur : <text:span text:style-name="T3">6</text:span><text:span text:style-name="T2">.0</text:span><text:span text:style-name="T3">30000</text:span>e-0<text:span text:style-name="T3">4</text:span>s</text:p>
      <text:p text:style-name="P23">Elapsed time pour la résolution : <text:span text:style-name="T2">2.</text:span><text:span text:style-name="T3">820</text:span><text:span text:style-name="T2">000</text:span>e-0<text:span text:style-name="T3">4</text:span> s</text:p>
      <text:p text:style-name="P23">Elapsed time : <text:span text:style-name="T3">8</text:span>.<text:span text:style-name="T3">850</text:span><text:span text:style-name="T2">000</text:span>e-0<text:span text:style-name="T3">4</text:span> s</text:p>
      <text:p text:style-name="P23"/>
      <text:p text:style-name="P23">------------------------------------------</text:p>
      <text:p text:style-name="P23"/>
      <text:p text:style-name="P30">Cholesky ; tol <text:span text:style-name="T4">5</text:span>e-4</text:p>
      <text:p text:style-name="P3"/>
      <text:p text:style-name="P3">Niv raff<text:span text:style-name="T1">inage : 3</text:span></text:p>
      <text:p text:style-name="P10">Taille du problème : 8625</text:p>
      <text:p text:style-name="P10">Nb iterations : <text:span text:style-name="T4">13<text:tab/></text:span></text:p>
      <text:p text:style-name="P17">Elapsed time pour la construction du préconditionneur : <text:span text:style-name="T4">2.173310</text:span>e-01s</text:p>
      <text:p text:style-name="P24">Elapsed time pour la résolution : <text:span text:style-name="T4">2.255600</text:span>e-02 s</text:p>
      <text:p text:style-name="P24">Elapsed time : <text:span text:style-name="T4">2.398870</text:span>e-01 s</text:p>
      <text:p text:style-name="P24"/>
      <text:p text:style-name="P3">Niv raff<text:span text:style-name="T1">inage : </text:span><text:span text:style-name="T2">2</text:span></text:p>
      <text:p text:style-name="P10">Taille du problème : <text:span text:style-name="T2">2201</text:span></text:p>
      <text:p text:style-name="P10">Nb iterations : <text:span text:style-name="T5">9</text:span></text:p>
      <text:p text:style-name="P17">Elapsed time pour la construction du préconditionneur : <text:span text:style-name="T5">3.107100</text:span>e-0<text:span text:style-name="T2">2</text:span>s</text:p>
      <text:p text:style-name="P24">Elapsed time pour la résolution : <text:span text:style-name="T5">3.2430</text:span><text:span text:style-name="T2">00</text:span>e-0<text:span text:style-name="T2">3</text:span> s</text:p>
      <text:p text:style-name="P24">Elapsed time : <text:span text:style-name="T5">3.431400</text:span>e-0<text:span text:style-name="T2">2</text:span> s</text:p>
      <text:p text:style-name="P24"/>
      <text:p text:style-name="P3">Niv raff<text:span text:style-name="T1">inage : </text:span><text:span text:style-name="T2">1</text:span></text:p>
      <text:p text:style-name="P10">Taille du problème : <text:span text:style-name="T2">573</text:span></text:p>
      <text:p text:style-name="P10">Nb iterations : <text:span text:style-name="T5">6</text:span></text:p>
      <text:p text:style-name="P17">Elapsed time pour la construction du préconditionneur : <text:span text:style-name="T5">3.738</text:span><text:span text:style-name="T2">000</text:span><text:span text:style-name="T5">e</text:span>-0<text:span text:style-name="T2">3</text:span>s</text:p>
      <text:p text:style-name="P24"><text:soft-page-break/>Elapsed time pour la résolution : <text:span text:style-name="T5">6.39</text:span><text:span text:style-name="T2">0000</text:span>e-0<text:span text:style-name="T2">4</text:span> s</text:p>
      <text:p text:style-name="P24">Elapsed time : <text:span text:style-name="T5">4.3770</text:span><text:span text:style-name="T2">00</text:span>e-0<text:span text:style-name="T2">3</text:span> s</text:p>
      <text:p text:style-name="P24"/>
      <text:p text:style-name="P3">Niv raff<text:span text:style-name="T1">inage : </text:span><text:span text:style-name="T2">0</text:span></text:p>
      <text:p text:style-name="P10">Taille du problème : <text:span text:style-name="T2">155</text:span></text:p>
      <text:p text:style-name="P10">Nb iterations : <text:span text:style-name="T5">5</text:span></text:p>
      <text:p text:style-name="P17">Elapsed time pour la construction du préconditionneur : <text:span text:style-name="T5">5.77</text:span><text:span text:style-name="T3">0000</text:span>e-0<text:span text:style-name="T3">4</text:span>s</text:p>
      <text:p text:style-name="P24">Elapsed time pour la résolution : <text:span text:style-name="T5">3.10</text:span><text:span text:style-name="T3">0</text:span><text:span text:style-name="T2">000</text:span>e-0<text:span text:style-name="T3">4</text:span> s</text:p>
      <text:p text:style-name="P24">Elapsed time : <text:span text:style-name="T3">8</text:span>.<text:span text:style-name="T3">8</text:span><text:span text:style-name="T5">7</text:span><text:span text:style-name="T3">0</text:span><text:span text:style-name="T2">000</text:span>e-0<text:span text:style-name="T3">4</text:span> s</text:p>
      <text:p text:style-name="P24"/>
      <text:p text:style-name="P25">------------------------------------------</text:p>
      <text:p text:style-name="P25"/>
      <text:p text:style-name="P31">Cholesky ; tol <text:span text:style-name="T6">1e-3</text:span></text:p>
      <text:p text:style-name="P4"/>
      <text:p text:style-name="P4">Niv raff<text:span text:style-name="T1">inage : 3</text:span></text:p>
      <text:p text:style-name="P11">Taille du problème : 8625</text:p>
      <text:p text:style-name="P11">Nb iterations : <text:span text:style-name="T4">1</text:span><text:span text:style-name="T6">6</text:span></text:p>
      <text:p text:style-name="P18">Elapsed time pour la construction du préconditionneur : <text:span text:style-name="T6">1.731870e</text:span>-01s</text:p>
      <text:p text:style-name="P25">Elapsed time pour la résolution : <text:span text:style-name="T4">2.</text:span><text:span text:style-name="T6">5572</text:span><text:span text:style-name="T4">00</text:span>e-02 s</text:p>
      <text:p text:style-name="P25">Elapsed time : <text:span text:style-name="T6">1.987590</text:span>e-01 s</text:p>
      <text:p text:style-name="P25"/>
      <text:p text:style-name="P4">Niv raff<text:span text:style-name="T1">inage : </text:span><text:span text:style-name="T2">2</text:span></text:p>
      <text:p text:style-name="P11">Taille du problème : <text:span text:style-name="T2">2201</text:span></text:p>
      <text:p text:style-name="P11">Nb iterations : <text:span text:style-name="T6">11</text:span></text:p>
      <text:p text:style-name="P18">Elapsed time pour la construction du préconditionneur : <text:span text:style-name="T6">2.55400</text:span><text:span text:style-name="T5">0</text:span>e-0<text:span text:style-name="T2">2</text:span>s</text:p>
      <text:p text:style-name="P25">Elapsed time pour la résolution : <text:span text:style-name="T5">3.</text:span><text:span text:style-name="T6">717</text:span><text:span text:style-name="T5">0</text:span><text:span text:style-name="T2">00</text:span>e-0<text:span text:style-name="T2">3</text:span> s</text:p>
      <text:p text:style-name="P25">Elapsed time : <text:span text:style-name="T6">2.927100</text:span>e-0<text:span text:style-name="T2">2</text:span> s</text:p>
      <text:p text:style-name="P25"/>
      <text:p text:style-name="P4">Niv raff<text:span text:style-name="T1">inage : </text:span><text:span text:style-name="T2">1</text:span></text:p>
      <text:p text:style-name="P11">Taille du problème : <text:span text:style-name="T2">573</text:span></text:p>
      <text:p text:style-name="P11">Nb iterations : <text:span text:style-name="T6">8</text:span></text:p>
      <text:p text:style-name="P18">Elapsed time pour la construction du préconditionneur : <text:span text:style-name="T5">3.</text:span><text:span text:style-name="T6">422</text:span><text:span text:style-name="T2">000</text:span><text:span text:style-name="T5">e</text:span>-0<text:span text:style-name="T2">3</text:span>s</text:p>
      <text:p text:style-name="P25">Elapsed time pour la résolution : <text:span text:style-name="T6">7.67</text:span><text:span text:style-name="T2">0000</text:span>e-0<text:span text:style-name="T2">4</text:span> s</text:p>
      <text:p text:style-name="P25">Elapsed time : <text:span text:style-name="T5">4.</text:span><text:span text:style-name="T6">1890</text:span><text:span text:style-name="T2">00</text:span>e-0<text:span text:style-name="T2">3</text:span> s</text:p>
      <text:p text:style-name="P25"/>
      <text:p text:style-name="P4">Niv raff<text:span text:style-name="T1">inage : </text:span><text:span text:style-name="T2">0</text:span></text:p>
      <text:p text:style-name="P11">Taille du problème : <text:span text:style-name="T2">155</text:span></text:p>
      <text:p text:style-name="P11">Nb iterations : <text:span text:style-name="T6">6</text:span></text:p>
      <text:p text:style-name="P18">Elapsed time pour la construction du préconditionneur : <text:span text:style-name="T6">2.058</text:span><text:span text:style-name="T3">000</text:span>e-0<text:span text:style-name="T6">3</text:span>s</text:p>
      <text:p text:style-name="P25">Elapsed time pour la résolution : <text:span text:style-name="T5">3.</text:span><text:span text:style-name="T6">27</text:span><text:span text:style-name="T3">0</text:span><text:span text:style-name="T2">000</text:span>e-0<text:span text:style-name="T3">4</text:span> s</text:p>
      <text:p text:style-name="P25">Elapsed time : <text:span text:style-name="T6">2.385</text:span><text:span text:style-name="T2">000</text:span>e-0<text:span text:style-name="T6">3</text:span> s</text:p>
      <text:p text:style-name="P25"/>
      <text:p text:style-name="P26">------------------------------------------</text:p>
      <text:p text:style-name="P26"/>
      <text:p text:style-name="P32">Cholesky </text:p>
      <text:p text:style-name="P5"/>
      <text:p text:style-name="P5">Niv raff<text:span text:style-name="T1">inage : 3</text:span></text:p>
      <text:p text:style-name="P12">Taille du problème : 8625</text:p>
      <text:p text:style-name="P12">Nb iterations : <text:span text:style-name="T7">319</text:span><text:span text:style-name="T4"><text:tab/></text:span></text:p>
      <text:p text:style-name="P19">Elapsed time pour la construction du préconditionneur : <text:span text:style-name="T13">1</text:span><text:span text:style-name="T7">.</text:span><text:span text:style-name="T13">08</text:span><text:span text:style-name="T7">000</text:span><text:span text:style-name="T4">0</text:span>e-0<text:span text:style-name="T13">3</text:span>s</text:p>
      <text:p text:style-name="P26">Elapsed time pour la résolution : <text:span text:style-name="T7">1.428830</text:span>e-0<text:span text:style-name="T7">1</text:span>s</text:p>
      <text:p text:style-name="P26">Elapsed time : <text:span text:style-name="T8">1.438410</text:span>e-01 s</text:p>
      <text:p text:style-name="P26"><text:soft-page-break/></text:p>
      <text:p text:style-name="P5">Niv raff<text:span text:style-name="T1">inage : </text:span><text:span text:style-name="T2">2</text:span></text:p>
      <text:p text:style-name="P12">Taille du problème : <text:span text:style-name="T2">2201</text:span></text:p>
      <text:p text:style-name="P12">Nb iterations : <text:span text:style-name="T9">143</text:span></text:p>
      <text:p text:style-name="P19">Elapsed time pour la construction du préconditionneur : <text:span text:style-name="T13">4.580000</text:span>e-0<text:span text:style-name="T9">4</text:span>s</text:p>
      <text:p text:style-name="P26">Elapsed time pour la résolution : <text:span text:style-name="T13">1.50770</text:span>e-0<text:span text:style-name="T13">2</text:span> s</text:p>
      <text:p text:style-name="P26">Elapsed time : <text:span text:style-name="T13">1.553500</text:span>e-0<text:span text:style-name="T13">2 </text:span>s</text:p>
      <text:p text:style-name="P26"/>
      <text:p text:style-name="P5">Niv raff<text:span text:style-name="T1">inage : </text:span><text:span text:style-name="T2">1</text:span></text:p>
      <text:p text:style-name="P12">Taille du problème : <text:span text:style-name="T2">573</text:span></text:p>
      <text:p text:style-name="P12">Nb iterations : <text:span text:style-name="T5">6</text:span><text:span text:style-name="T11">5</text:span></text:p>
      <text:p text:style-name="P19">Elapsed time pour la construction du préconditionneur : <text:span text:style-name="T13">2.130</text:span><text:span text:style-name="T2">000</text:span><text:span text:style-name="T5">e</text:span>-0<text:span text:style-name="T11">4</text:span>s</text:p>
      <text:p text:style-name="P26">Elapsed time pour la résolution : <text:span text:style-name="T13">8.031</text:span><text:span text:style-name="T2">0000</text:span>e-0<text:span text:style-name="T11">3</text:span> s</text:p>
      <text:p text:style-name="P26">Elapsed time : <text:span text:style-name="T13">8.244</text:span><text:span text:style-name="T5">0</text:span><text:span text:style-name="T2">00</text:span>e-0<text:span text:style-name="T2">3</text:span> s</text:p>
      <text:p text:style-name="P26"/>
      <text:p text:style-name="P5">Niv raff<text:span text:style-name="T1">inage : </text:span><text:span text:style-name="T2">0</text:span></text:p>
      <text:p text:style-name="P12">Taille du problème : <text:span text:style-name="T2">155</text:span></text:p>
      <text:p text:style-name="P12">Nb iterations : <text:span text:style-name="T11">29</text:span></text:p>
      <text:p text:style-name="P19">Elapsed time pour la construction du préconditionneur : <text:span text:style-name="T13">1.244000</text:span>e-0<text:span text:style-name="T13">3</text:span>s</text:p>
      <text:p text:style-name="P26">Elapsed time pour la résolution : <text:span text:style-name="T13">2.977100</text:span>e-0<text:span text:style-name="T13">2</text:span> s</text:p>
      <text:p text:style-name="P26">Elapsed time : <text:span text:style-name="T13">3.101500</text:span>e-0<text:span text:style-name="T13">2</text:span> s</text:p>
      <text:p text:style-name="P26"/>
      <text:p text:style-name="P27">------------------------------------------</text:p>
      <text:p text:style-name="P27"/>
      <text:p text:style-name="P33"><text:span text:style-name="T11">diagonale</text:span> </text:p>
      <text:p text:style-name="P6"/>
      <text:p text:style-name="P6">Niv raff<text:span text:style-name="T1">inage : 3</text:span></text:p>
      <text:p text:style-name="P13">Taille du problème : 8625</text:p>
      <text:p text:style-name="P13">Nb iterations : <text:span text:style-name="T14">838</text:span><text:span text:style-name="T4"><text:tab/></text:span></text:p>
      <text:p text:style-name="P20">Elapsed time pour la construction du préconditionneur : <text:span text:style-name="T14">1.1676000</text:span>e-0<text:span text:style-name="T14">2</text:span>s</text:p>
      <text:p text:style-name="P27">Elapsed time pour la résolution : <text:span text:style-name="T14">2.778188</text:span>e<text:span text:style-name="T14">+</text:span>0<text:span text:style-name="T14">1</text:span>s</text:p>
      <text:p text:style-name="P27">Elapsed time : <text:span text:style-name="T14">2.779355</text:span>e<text:span text:style-name="T14">+</text:span>0<text:span text:style-name="T14">1</text:span> s</text:p>
      <text:p text:style-name="P27"/>
      <text:p text:style-name="P6">Niv raff<text:span text:style-name="T1">inage : </text:span><text:span text:style-name="T2">2</text:span></text:p>
      <text:p text:style-name="P13">Taille du problème : <text:span text:style-name="T2">2201</text:span></text:p>
      <text:p text:style-name="P13">Nb iterations : <text:span text:style-name="T14">374</text:span></text:p>
      <text:p text:style-name="P20">Elapsed time pour la construction du préconditionneur : <text:span text:style-name="T14">3.253000</text:span>e-0<text:span text:style-name="T14">3</text:span>s</text:p>
      <text:p text:style-name="P27">Elapsed time pour la résolution : <text:span text:style-name="T14">9.708370</text:span>e-0<text:span text:style-name="T14">1</text:span>s</text:p>
      <text:p text:style-name="P27">Elapsed time : <text:span text:style-name="T14">9.740900</text:span>e-0<text:span text:style-name="T14">1</text:span> s</text:p>
      <text:p text:style-name="P27"/>
      <text:p text:style-name="P6">Niv raff<text:span text:style-name="T1">inage : </text:span><text:span text:style-name="T2">1</text:span></text:p>
      <text:p text:style-name="P13">Taille du problème : <text:span text:style-name="T2">573</text:span></text:p>
      <text:p text:style-name="P13">Nb iterations : <text:span text:style-name="T14">168</text:span></text:p>
      <text:p text:style-name="P20">Elapsed time pour la construction du préconditionneur : <text:span text:style-name="T14">9.86000</text:span><text:span text:style-name="T5">e</text:span>-0<text:span text:style-name="T11">4</text:span>s</text:p>
      <text:p text:style-name="P27">Elapsed time pour la résolution : <text:span text:style-name="T14">4.547300</text:span>e-0<text:span text:style-name="T14">2</text:span> s</text:p>
      <text:p text:style-name="P27">Elapsed time : <text:span text:style-name="T14">4.645900</text:span>e-0<text:span text:style-name="T14">2</text:span> s</text:p>
      <text:p text:style-name="P27"/>
      <text:p text:style-name="P6">Niv raff<text:span text:style-name="T1">inage : </text:span><text:span text:style-name="T2">0</text:span></text:p>
      <text:p text:style-name="P13">Taille du problème : <text:span text:style-name="T2">155</text:span></text:p>
      <text:p text:style-name="P13">Nb iterations : <text:span text:style-name="T14">76</text:span></text:p>
      <text:p text:style-name="P20">Elapsed time pour la construction du préconditionneur : <text:span text:style-name="T14">2.99</text:span><text:span text:style-name="T3">0000</text:span>e-0<text:span text:style-name="T11">4</text:span>s</text:p>
      <text:p text:style-name="P27">Elapsed time pour la résolution : <text:span text:style-name="T14">1.422400</text:span>e-0<text:span text:style-name="T14">2</text:span> s</text:p>
      <text:p text:style-name="P27"><text:soft-page-break/>Elapsed time : <text:span text:style-name="T14">1.452300</text:span>e-0<text:span text:style-name="T14">2 </text:span>s</text:p>
      <text:p text:style-name="P27"/>
      <text:p text:style-name="P28">------------------------------------------</text:p>
      <text:p text:style-name="P28"/>
      <text:p text:style-name="P34">sans préconditionneur </text:p>
      <text:p text:style-name="P7"/>
      <text:p text:style-name="P7">Niv raff<text:span text:style-name="T1">inage : 3</text:span></text:p>
      <text:p text:style-name="P14">Taille du problème : 8625</text:p>
      <text:p text:style-name="P14">Nb iterations : <text:span text:style-name="T12">4300</text:span><text:span text:style-name="T4"><text:tab/></text:span></text:p>
      <text:p text:style-name="P21">Elapsed time pour la construction du préconditionneur : <text:span text:style-name="T12">1.223000e-02 </text:span>s</text:p>
      <text:p text:style-name="P28">Elapsed time pour la résolution : <text:span text:style-name="T12">2.803243</text:span>e<text:span text:style-name="T12">+</text:span>0<text:span text:style-name="T12">2</text:span>s</text:p>
      <text:p text:style-name="P28">Elapsed time : <text:span text:style-name="T12">2.803365</text:span>e<text:span text:style-name="T12">+02</text:span> s</text:p>
      <text:p text:style-name="P28"/>
      <text:p text:style-name="P7">Niv raff<text:span text:style-name="T1">inage : </text:span><text:span text:style-name="T2">2</text:span></text:p>
      <text:p text:style-name="P14">Taille du problème : <text:span text:style-name="T2">2201</text:span></text:p>
      <text:p text:style-name="P14">Nb iterations : <text:span text:style-name="T12">769</text:span></text:p>
      <text:p text:style-name="P21">Elapsed time pour la construction du préconditionneur : <text:span text:style-name="T12">3.219</text:span><text:span text:style-name="T9">0</text:span><text:span text:style-name="T5">00</text:span>e-0<text:span text:style-name="T12">3</text:span>s</text:p>
      <text:p text:style-name="P28">Elapsed time pour la résolution : <text:span text:style-name="T12">5.13592</text:span><text:span text:style-name="T2">00</text:span>e<text:span text:style-name="T12">+00</text:span>s</text:p>
      <text:p text:style-name="P28">Elapsed time : <text:span text:style-name="T12">5.139139</text:span>e<text:span text:style-name="T12">+00</text:span> s</text:p>
      <text:p text:style-name="P28"/>
      <text:p text:style-name="P7">Niv raff<text:span text:style-name="T1">inage : </text:span><text:span text:style-name="T2">1</text:span></text:p>
      <text:p text:style-name="P14">Taille du problème : <text:span text:style-name="T2">573</text:span></text:p>
      <text:p text:style-name="P14">Nb iterations : <text:span text:style-name="T12">239</text:span></text:p>
      <text:p text:style-name="P21">Elapsed time pour la construction du préconditionneur : <text:span text:style-name="T12">4.31</text:span><text:span text:style-name="T2">000</text:span><text:span text:style-name="T5">e</text:span>-0<text:span text:style-name="T11">4</text:span>s</text:p>
      <text:p text:style-name="P28">Elapsed time pour la résolution : <text:span text:style-name="T12">1.22428</text:span><text:span text:style-name="T2">00</text:span>e-0<text:span text:style-name="T12">1</text:span> s</text:p>
      <text:p text:style-name="P28">Elapsed time : <text:span text:style-name="T12">1.22859</text:span><text:span text:style-name="T2">0</text:span>e-0<text:span text:style-name="T12">1</text:span> s</text:p>
      <text:p text:style-name="P28"/>
      <text:p text:style-name="P7">Niv raff<text:span text:style-name="T1">inage : </text:span><text:span text:style-name="T2">0</text:span></text:p>
      <text:p text:style-name="P14">Taille du problème : <text:span text:style-name="T2">155</text:span></text:p>
      <text:p text:style-name="P14">Nb iterations : <text:span text:style-name="T12">77</text:span></text:p>
      <text:p text:style-name="P21">Elapsed time pour la construction du préconditionneur : <text:span text:style-name="T12">3.86000e</text:span>- 0<text:span text:style-name="T11">4</text:span>s</text:p>
      <text:p text:style-name="P28">Elapsed time pour la résolution : <text:span text:style-name="T12">3</text:span><text:span text:style-name="T5">.</text:span><text:span text:style-name="T12">02</text:span><text:span text:style-name="T3">0</text:span><text:span text:style-name="T2">000</text:span>e-0<text:span text:style-name="T12">2</text:span> s</text:p>
      <text:p text:style-name="P28">Elapsed time : <text:span text:style-name="T12">3.0660</text:span><text:span text:style-name="T2">00</text:span>e-0<text:span text:style-name="T12">2</text:span> s</text:p>
      <text:p text:style-name="P28"/>
      <text:p text:style-name="P28"/>
      <text:p text:style-name="P28"/>
      <text:p text:style-name="P27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3:34:54.538521589</meta:creation-date>
    <dc:date>2024-03-25T15:33:09.052161108</dc:date>
    <meta:editing-duration>PT49M16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4" meta:paragraph-count="155" meta:word-count="858" meta:character-count="5240" meta:non-whitespace-character-count="4530"/>
  </office:meta>
</office:document-meta>
</file>